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table:style-name="Accent_20_1" office:value-type="string" calcext:value-type="string">
            <text:p>total cost:</text:p>
          </table:table-cell>
        </table:table-row>
        <table:table-row table:style-name="ro2">
          <table:table-cell office:value-type="string" calcext:value-type="string">
            <text:p>powder feel motor</text:p>
          </table:table-cell>
          <table:table-cell office:value-type="currency" office:currency="USD" office:value="14.99" calcext:value-type="currency">
            <text:p>$14.99</text:p>
          </table:table-cell>
          <table:table-cell office:value-type="string" calcext:value-type="string">
            <text:p><text:a xlink:href="https://www.amazon.com/Greartisan-Electric-Reduction-Centric-Diameter/dp/B071XCWM2J?th=1" xlink:type="simple">https://www.amazon.com/Greartisan-Electric-Reduction-Centric-Diameter/dp/B071XCWM2J?th=1</text:a> </text:p>
          </table:table-cell>
          <table:table-cell table:style-name="Accent_20_1" table:formula="of:=SUM([.B2:.B16])" office:value-type="float" office:value="92.01" calcext:value-type="float">
            <text:p>92.01</text:p>
          </table:table-cell>
        </table:table-row>
        <table:table-row table:style-name="ro2">
          <table:table-cell office:value-type="string" calcext:value-type="string">
            <text:p>powder vibration motor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<text:a xlink:href="https://www.amazon.com/dp/B07Q71F4L9?psc=1&amp;ref=ppx_yo2ov_dt_b_product_details" xlink:type="simple">https://www.amazon.com/dp/B07Q71F4L9?psc=1&amp;ref=ppx_yo2ov_dt_b_product_details</text:a></text:p>
          </table:table-cell>
          <table:table-cell/>
        </table:table-row>
        <table:table-row table:style-name="ro2">
          <table:table-cell office:value-type="string" calcext:value-type="string">
            <text:p>screws for plastic</text:p>
          </table:table-cell>
          <table:table-cell office:value-type="currency" office:currency="USD" office:value="12.98" calcext:value-type="currency">
            <text:p>$12.98</text:p>
          </table:table-cell>
          <table:table-cell office:value-type="string" calcext:value-type="string">
            <text:p><text:a xlink:href="https://www.mcmaster.com/99461A968/" xlink:type="simple">https://www.mcmaster.com/99461A968/</text:a> </text:p>
          </table:table-cell>
          <table:table-cell/>
        </table:table-row>
        <table:table-row table:style-name="ro2">
          <table:table-cell office:value-type="string" calcext:value-type="string">
            <text:p>screws for gear motor</text:p>
          </table:table-cell>
          <table:table-cell office:value-type="currency" office:currency="USD" office:value="6.77" calcext:value-type="currency">
            <text:p>$6.77</text:p>
          </table:table-cell>
          <table:table-cell office:value-type="string" calcext:value-type="string">
            <text:p><text:a xlink:href="https://www.mcmaster.com/92095A183/" xlink:type="simple">https://www.mcmaster.com/92095A183/</text:a> </text:p>
          </table:table-cell>
          <table:table-cell/>
        </table:table-row>
        <table:table-row table:style-name="ro2">
          <table:table-cell office:value-type="string" calcext:value-type="string">
            <text:p>L928n motor driver</text:p>
          </table:table-cell>
          <table:table-cell office:value-type="currency" office:currency="USD" office:value="6.93" calcext:value-type="currency">
            <text:p>$6.93</text:p>
          </table:table-cell>
          <table:table-cell office:value-type="string" calcext:value-type="string">
            <text:p><text:a xlink:href="https://www.amazon.com/VKLSVAN-Stepper-Driver-Controller-Arduino/dp/B0CLYBPGP9/ref=sr_1_4?crid=1CTS10Y9XKHUF&amp;dib=eyJ2IjoiMSJ9.AxxCMFbuXsVdXJVpXLaHcQn1-V3GebyqXZ4GjDfn29RstXMQpX6NYVaXdTvRJoofscwJBBkb7ApP95BjfywvrP0k3a0loMvUIS34AgR5PyKEm2l7AV8m49GLCWfxdVMvEbFNNehSbodlvvKSzd_r84vlhYeyLUPgBSKQFsvMOb-7UilLeO1dCycn5U9Ihqk-iowO3mZMjugiGqzoz68STQW8IURWQfRkpGcPRKVZmr8._S95MVKXziqJRVBYr4eiuXRhhBTxs-PaTMsGKZcfB58&amp;dib_tag=se&amp;keywords=l298n+motor+driver&amp;qid=1705428213&amp;s=industrial&amp;sprefix=l298n+motor+driver%2Cindustrial%2C109&amp;sr=1-4" xlink:type="simple">https://www.amazon.com/VKLSVAN-Stepper-Driver-Controller-Arduino/dp/B0CLYBPGP9/ref=sr_1_4?crid=1CTS10Y9XKHUF&amp;dib=eyJ2IjoiMSJ9.AxxCMFbuXsVdXJVpXLaHcQn1-V3GebyqXZ4GjDfn29RstXMQpX6NYVaXdTvRJoofscwJBBkb7ApP95BjfywvrP0k3a0loMvUIS34AgR5PyKEm2l7AV8m49GLCWfxdVMvEbFNNehSbodlvvKSzd_r84vlhYeyLUPgBSKQFsvMOb-7UilLeO1dCycn5U9Ihqk-iowO3mZMjugiGqzoz68STQW8IURWQfRkpGcPRKVZmr8._S95MVKXziqJRVBYr4eiuXRhhBTxs-PaTMsGKZcfB58&amp;dib_tag=se&amp;keywords=l298n+motor+driver&amp;qid=1705428213&amp;s=industrial&amp;sprefix=l298n+motor+driver%2Cindustrial%2C109&amp;sr=1-4</text:a> </text:p>
          </table:table-cell>
          <table:table-cell/>
        </table:table-row>
        <table:table-row table:style-name="ro2">
          <table:table-cell office:value-type="string" calcext:value-type="string">
            <text:p>aluminum wool</text:p>
          </table:table-cell>
          <table:table-cell office:value-type="currency" office:currency="USD" office:value="4" calcext:value-type="currency">
            <text:p>$4.00</text:p>
          </table:table-cell>
          <table:table-cell office:value-type="string" calcext:value-type="string">
            <text:p><text:a xlink:href="https://www.mcmaster.com/7364T77/" xlink:type="simple">https://www.mcmaster.com/7364T77/</text:a> </text:p>
          </table:table-cell>
          <table:table-cell/>
        </table:table-row>
        <table:table-row table:style-name="ro2">
          <table:table-cell office:value-type="string" calcext:value-type="string">
            <text:p>printer nozzles</text:p>
          </table:table-cell>
          <table:table-cell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s://www.amazon.com/Temperature-Resistance-Conductivity-Creality-LAIHIFA/dp/B0BNBHQJ9Z/ref=sr_1_6?crid=9ZM8407GMOBK&amp;dib=eyJ2IjoiMSJ9.jnb_3ZbyR-Ux2maK5ziVPMXAzy96vgGBzr6n-rN5lj7rPosExRnz3WZyfDfg7cu78uLzeBNOlnS33unOZZNTC59suUU-G0a_lxj3rMPefblrmys5i3gx9Zedxsw0l_0rYtHdWTha1XtFBoXMNYs5aJFm13iZAn5eHviFS6dQNQBS05pn_6TJSOMn0mSAbUiD-TnvDS3a-9RpyjPZzPMZ_5JV7B_vFCV4pAaso_-fRQQ.o-llEJeuRJZFH9W91dKv0bQU7R2vSb5p_6YdrR-VbWQ&amp;dib_tag=se&amp;keywords=3d+printer+nozzles&amp;qid=1705428410&amp;s=industrial&amp;sprefix=3d+printer+noxxle%2Cindustrial%2C131&amp;sr=1-6" xlink:type="simple">https://www.amazon.com/Temperature-Resistance-Conductivity-Creality-LAIHIFA/dp/B0BNBHQJ9Z/ref=sr_1_6?crid=9ZM8407GMOBK&amp;dib=eyJ2IjoiMSJ9.jnb_3ZbyR-Ux2maK5ziVPMXAzy96vgGBzr6n-rN5lj7rPosExRnz3WZyfDfg7cu78uLzeBNOlnS33unOZZNTC59suUU-G0a_lxj3rMPefblrmys5i3gx9Zedxsw0l_0rYtHdWTha1XtFBoXMNYs5aJFm13iZAn5eHviFS6dQNQBS05pn_6TJSOMn0mSAbUiD-TnvDS3a-9RpyjPZzPMZ_5JV7B_vFCV4pAaso_-fRQQ.o-llEJeuRJZFH9W91dKv0bQU7R2vSb5p_6YdrR-VbWQ&amp;dib_tag=se&amp;keywords=3d+printer+nozzles&amp;qid=1705428410&amp;s=industrial&amp;sprefix=3d+printer+noxxle%2Cindustrial%2C131&amp;sr=1-6</text:a></text:p>
          </table:table-cell>
          <table:table-cell/>
        </table:table-row>
        <table:table-row table:style-name="ro2">
          <table:table-cell office:value-type="string" calcext:value-type="string">
            <text:p>ceramic tube for ignighter</text:p>
          </table:table-cell>
          <table:table-cell office:value-type="currency" office:currency="USD" office:value="11.41" calcext:value-type="currency">
            <text:p>$11.41</text:p>
          </table:table-cell>
          <table:table-cell office:value-type="string" calcext:value-type="string">
            <text:p><text:a xlink:href="https://www.mcmaster.com/8746K556/" xlink:type="simple">https://www.mcmaster.com/8746K556/</text:a> </text:p>
          </table:table-cell>
          <table:table-cell/>
        </table:table-row>
        <table:table-row table:style-name="ro2">
          <table:table-cell office:value-type="string" calcext:value-type="string">
            <text:p>14g wire for igniter</text:p>
          </table:table-cell>
          <table:table-cell office:value-type="currency" office:currency="USD" office:value="10.97" calcext:value-type="currency">
            <text:p>$10.97</text:p>
          </table:table-cell>
          <table:table-cell office:value-type="string" calcext:value-type="string">
            <text:p><text:a xlink:href="https://www.amazon.com/Feet-Meter-Residential-Commerical-Industrial/dp/B07JCKXLV6/ref=sr_1_5?crid=3QO0H53R965HU&amp;dib=eyJ2IjoiMSJ9.zdhUrNkWRmfks7t1l_kYD4fYybVI4uOPKizodb_uKViRH1dNH09e0AxgQK6RilIhXqnR2lTptufmuYmpZWPBt-QfkhCaxIudk45KRHKWzqjEqMHwfEpMqWxfIZIQFmQZwyr6grtQYFX4wESK5V-uBYX8zyMC7guVOf0hAZelUw6yNbeK6M4iZ17ccC01Wd5aCTERQHyxtq3G_htOyzVxjNlVcierqH1ByKWu6iOrgCo.lBSN6yb4LY-rVE70PfRtsgBf72Vxv4xXzg4UItL6siA&amp;dib_tag=se&amp;keywords=14%2Bgauge%2Bsolid%2Bwire&amp;qid=1705428591&amp;s=industrial&amp;sprefix=14%2Bgauge%2Bsolidwire%2Cindustrial%2C121&amp;sr=1-5&amp;th=1" xlink:type="simple">https://www.amazon.com/Feet-Meter-Residential-Commerical-Industrial/dp/B07JCKXLV6/ref=sr_1_5?crid=3QO0H53R965HU&amp;dib=eyJ2IjoiMSJ9.zdhUrNkWRmfks7t1l_kYD4fYybVI4uOPKizodb_uKViRH1dNH09e0AxgQK6RilIhXqnR2lTptufmuYmpZWPBt-QfkhCaxIudk45KRHKWzqjEqMHwfEpMqWxfIZIQFmQZwyr6grtQYFX4wESK5V-uBYX8zyMC7guVOf0hAZelUw6yNbeK6M4iZ17ccC01Wd5aCTERQHyxtq3G_htOyzVxjNlVcierqH1ByKWu6iOrgCo.lBSN6yb4LY-rVE70PfRtsgBf72Vxv4xXzg4UItL6siA&amp;dib_tag=se&amp;keywords=14%2Bgauge%2Bsolid%2Bwire&amp;qid=1705428591&amp;s=industrial&amp;sprefix=14%2Bgauge%2Bsolidwire%2Cindustrial%2C121&amp;sr=1-5&amp;th=1</text:a> </text:p>
          </table:table-cell>
          <table:table-cell/>
        </table:table-row>
        <table:table-row table:style-name="ro2">
          <table:table-cell office:value-type="string" calcext:value-type="string">
            <text:p>overkill microcontroller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HiLetgo-ESP-WROOM-32-Development-Microcontroller-Integrated/dp/B0718T232Z/ref=sr_1_3?crid=2N8Z5RXP273H3&amp;dib=eyJ2IjoiMSJ9.Q3nqIa0J33Rj3YmjUzhpqmg3QJq68xk3vOUQYEluiHibVMMmZCCXGAXkMRo-s_j_-ykUMdYf9pLjDVcLfboxqar1jOZDpcy6PBRGNYT2UJYXkvseGZPMY7uYvSd5A01CRWPaA7VlRA6URwqgI_1D40OPHhK2Lw6KFCGGKic0hdt5LiP87xqotE7dyKDPJap5ZLYi3y2DfZZoBtpgD8uvEdVRjx-0leDa2gEVLkqTfXs.ltauxa0RXVenjZzoT_Rm3Qm26JRMmrVt2RKPU3IBU_c&amp;dib_tag=se&amp;keywords=microcontroller&amp;qid=1705429083&amp;s=industrial&amp;sprefix=microco%2Cindustrial%2C288&amp;sr=1-3" xlink:type="simple">https://www.amazon.com/HiLetgo-ESP-WROOM-32-Development-Microcontroller-Integrated/dp/B0718T232Z/ref=sr_1_3?crid=2N8Z5RXP273H3&amp;dib=eyJ2IjoiMSJ9.Q3nqIa0J33Rj3YmjUzhpqmg3QJq68xk3vOUQYEluiHibVMMmZCCXGAXkMRo-s_j_-ykUMdYf9pLjDVcLfboxqar1jOZDpcy6PBRGNYT2UJYXkvseGZPMY7uYvSd5A01CRWPaA7VlRA6URwqgI_1D40OPHhK2Lw6KFCGGKic0hdt5LiP87xqotE7dyKDPJap5ZLYi3y2DfZZoBtpgD8uvEdVRjx-0leDa2gEVLkqTfXs.ltauxa0RXVenjZzoT_Rm3Qm26JRMmrVt2RKPU3IBU_c&amp;dib_tag=se&amp;keywords=microcontroller&amp;qid=1705429083&amp;s=industrial&amp;sprefix=microco%2Cindustrial%2C288&amp;sr=1-3</text:a>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09:46:28.811000000</meta:creation-date>
    <meta:generator>LibreOffice/7.3.4.2$Windows_X86_64 LibreOffice_project/728fec16bd5f605073805c3c9e7c4212a0120dc5</meta:generator>
    <dc:date>2024-01-16T10:20:12.064000000</dc:date>
    <meta:editing-duration>PT33M43S</meta:editing-duration>
    <meta:editing-cycles>5</meta:editing-cycles>
    <meta:document-statistic meta:table-count="1" meta:cell-count="35" meta:object-count="0"/>
  </office:meta>
</office:document-meta>
</file>